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8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gualigu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,13,46</text:p>
          </table:table-cell>
          <table:table-cell office:value-type="float" office:value="49" calcext:value-type="float">
            <text:p>49</text:p>
          </table:table-cell>
          <table:table-cell office:value-type="float" office:value="4.13" calcext:value-type="float">
            <text:p>4,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0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*3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7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*1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*1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*1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*16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9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20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0"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9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26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0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3"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31</text:p>
          </table:table-cell>
          <table:table-cell table:number-columns-repeated="3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9"/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1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9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39</text:p>
          </table:table-cell>
          <table:table-cell table:number-columns-repeated="3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5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*45</text:p>
          </table:table-cell>
          <table:table-cell table:number-columns-repeated="3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9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1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48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2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1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53</text:p>
          </table:table-cell>
          <table:table-cell table:number-columns-repeated="3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table:number-columns-repeated="2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2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2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*59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09:15:43.795000000</meta:creation-date>
    <dc:date>2016-09-16T10:14:02.430000000</dc:date>
    <meta:editing-duration>PT12M57S</meta:editing-duration>
    <meta:editing-cycles>1</meta:editing-cycles>
    <meta:document-statistic meta:table-count="1" meta:cell-count="170" meta:object-count="0"/>
    <meta:generator>LibreOffice/5.1.3.2$Windows_x86 LibreOffice_project/644e4637d1d8544fd9f56425bd6cec110e49301b</meta:generator>
  </office:meta>
</office:document-meta>
</file>